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252" officeooo:paragraph-rsid="0005d2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hammed Atiquzzaman</text:p>
      <text:p text:style-name="P1">School of Computer Science, University of Oklahoma</text:p>
      <text:p text:style-name="P1"/>
      <text:p text:style-name="P1">Stenio Fernandes</text:p>
      <text:p text:style-name="P1">Center of Informatics (CIn), Federal University of Pernambuco (UFPE), Brazil.</text:p>
      <text:p text:style-name="P1"/>
      <text:p text:style-name="P1">Michele Pagano</text:p>
      <text:p text:style-name="P1">Department of Information Engineering, University of Pisa, ITALY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8:22:18.494787154</meta:creation-date>
    <dc:date>2016-05-30T18:22:55.445677237</dc:date>
    <meta:editing-duration>P0D</meta:editing-duration>
    <meta:editing-cycles>1</meta:editing-cycles>
    <meta:document-statistic meta:table-count="0" meta:image-count="0" meta:object-count="0" meta:page-count="1" meta:paragraph-count="7" meta:word-count="31" meta:character-count="245" meta:non-whitespace-character-count="216"/>
    <meta:generator>LibreOffice/4.2.8.2$Linux_X86_64 LibreOffice_project/420m0$Build-2</meta:generator>
  </office:meta>
</office:document-meta>
</file>